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3.3307in"/>
    </style:style>
    <style:style style:name="co6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  <style:style style:name="ce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none"/>
      <style:text-properties fo:color="#0000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faul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office:value-type="float" office:value="25400.8272727273" calcext:value-type="float">
            <text:p>25400.8272727273</text:p>
          </table:table-cell>
          <table:table-cell office:value-type="float" office:value="1726007931.73636" calcext:value-type="float">
            <text:p>1726007931.73636</text:p>
          </table:table-cell>
          <table:table-cell office:value-type="float" office:value="1396739699.00909" calcext:value-type="float">
            <text:p>1396739699.00909</text:p>
          </table:table-cell>
          <table:table-cell office:value-type="float" office:value="8557892734.64546" calcext:value-type="float">
            <text:p>8557892734.64546</text:p>
          </table:table-cell>
          <table:table-cell office:value-type="float" office:value="2371770165.91818" calcext:value-type="float">
            <text:p>2371770165.91818</text:p>
          </table:table-cell>
          <table:table-cell office:value-type="float" office:value="369359988.463636" calcext:value-type="float">
            <text:p>369359988.463636</text:p>
          </table:table-cell>
          <table:table-cell office:value-type="float" office:value="249220357.918182" calcext:value-type="float">
            <text:p>249220357.918182</text:p>
          </table:table-cell>
          <table:table-cell office:value-type="float" office:value="4641483459.00909" calcext:value-type="float">
            <text:p>4641483459.00909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office:value-type="float" office:value="3045274157.19091" calcext:value-type="float">
            <text:p>3045274157.19091</text:p>
          </table:table-cell>
          <table:table-cell table:style-name="ce7" office:value-type="float" office:value="2865482545.55454" calcext:value-type="float">
            <text:p>2865482545.55454</text:p>
          </table:table-cell>
          <table:table-cell table:style-name="ce7" office:value-type="float" office:value="16392138061.1909" calcext:value-type="float">
            <text:p>16392138061.1909</text:p>
          </table:table-cell>
          <table:table-cell table:style-name="ce7" office:value-type="float" office:value="4582428456.82727" calcext:value-type="float">
            <text:p>4582428456.82727</text:p>
          </table:table-cell>
          <table:table-cell table:style-name="ce7" office:value-type="float" office:value="712627195.736364" calcext:value-type="float">
            <text:p>712627195.736364</text:p>
          </table:table-cell>
          <table:table-cell table:style-name="ce7" office:value-type="float" office:value="480191293.190909" calcext:value-type="float">
            <text:p>480191293.190909</text:p>
          </table:table-cell>
          <table:table-cell table:style-name="ce25" office:value-type="float" office:value="8963853863.37273" calcext:value-type="float">
            <text:p>8963853863.37273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office:value-type="string" calcext:value-type="string">
            <text:p>NC</text:p>
          </table:table-cell>
          <table:table-cell office:value-type="float" office:value="0.708868665500053" calcext:value-type="float">
            <text:p>0.708868665500053</text:p>
          </table:table-cell>
          <table:table-cell office:value-type="float" office:value="0.704010170037932" calcext:value-type="float">
            <text:p>0.704010170037932</text:p>
          </table:table-cell>
          <table:table-cell office:value-type="float" office:value="0.751694705542125" calcext:value-type="float">
            <text:p>0.751694705542125</text:p>
          </table:table-cell>
          <table:table-cell office:value-type="float" office:value="0.784426405863006" calcext:value-type="float">
            <text:p>0.784426405863006</text:p>
          </table:table-cell>
          <table:table-cell office:value-type="float" office:value="0.787565526689357" calcext:value-type="float">
            <text:p>0.787565526689357</text:p>
          </table:table-cell>
          <table:table-cell office:value-type="float" office:value="0.748820108777364" calcext:value-type="float">
            <text:p>0.748820108777364</text:p>
          </table:table-cell>
          <table:table-cell office:value-type="float" office:value="0.782854757917672" calcext:value-type="float">
            <text:p>0.782854757917672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5414960314423" calcext:value-type="float">
            <text:p>0.715414960314423</text:p>
          </table:table-cell>
          <table:table-cell table:style-name="ce7" office:value-type="float" office:value="0.710452530928965" calcext:value-type="float">
            <text:p>0.710452530928965</text:p>
          </table:table-cell>
          <table:table-cell table:style-name="ce7" office:value-type="float" office:value="0.758788191246436" calcext:value-type="float">
            <text:p>0.758788191246436</text:p>
          </table:table-cell>
          <table:table-cell table:style-name="ce7" office:value-type="float" office:value="0.790758039626788" calcext:value-type="float">
            <text:p>0.790758039626788</text:p>
          </table:table-cell>
          <table:table-cell table:style-name="ce7" office:value-type="float" office:value="0.794247083203484" calcext:value-type="float">
            <text:p>0.794247083203484</text:p>
          </table:table-cell>
          <table:table-cell table:style-name="ce7" office:value-type="float" office:value="0.755651493993913" calcext:value-type="float">
            <text:p>0.755651493993913</text:p>
          </table:table-cell>
          <table:table-cell table:style-name="ce25" office:value-type="float" office:value="0.789321349169726" calcext:value-type="float">
            <text:p>0.78932134916972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559622043.736364" calcext:value-type="float">
            <text:p>559622043.736364</text:p>
          </table:table-cell>
          <table:table-cell office:value-type="float" office:value="337492062.645454" calcext:value-type="float">
            <text:p>337492062.645454</text:p>
          </table:table-cell>
          <table:table-cell office:value-type="float" office:value="2152402619.73636" calcext:value-type="float">
            <text:p>2152402619.73636</text:p>
          </table:table-cell>
          <table:table-cell office:value-type="float" office:value="540614049.554546" calcext:value-type="float">
            <text:p>540614049.554546</text:p>
          </table:table-cell>
          <table:table-cell office:value-type="float" office:value="84321520.1" calcext:value-type="float">
            <text:p>84321520.1</text:p>
          </table:table-cell>
          <table:table-cell office:value-type="float" office:value="57916077.1909091" calcext:value-type="float">
            <text:p>57916077.1909091</text:p>
          </table:table-cell>
          <table:table-cell office:value-type="float" office:value="1057232736.1" calcext:value-type="float">
            <text:p>1057232736.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office:value-type="float" office:value="25408.1" calcext:value-type="float">
            <text:p>25408.1</text:p>
          </table:table-cell>
          <table:table-cell office:value-type="float" office:value="819795198.645454" calcext:value-type="float">
            <text:p>819795198.645454</text:p>
          </table:table-cell>
          <table:table-cell office:value-type="float" office:value="643329562.281818" calcext:value-type="float">
            <text:p>643329562.281818</text:p>
          </table:table-cell>
          <table:table-cell office:value-type="float" office:value="3612771319.37273" calcext:value-type="float">
            <text:p>3612771319.37273</text:p>
          </table:table-cell>
          <table:table-cell office:value-type="float" office:value="932068877.190909" calcext:value-type="float">
            <text:p>932068877.190909</text:p>
          </table:table-cell>
          <table:table-cell office:value-type="float" office:value="144341268.463636" calcext:value-type="float">
            <text:p>144341268.463636</text:p>
          </table:table-cell>
          <table:table-cell office:value-type="float" office:value="98660410.2818182" calcext:value-type="float">
            <text:p>98660410.2818182</text:p>
          </table:table-cell>
          <table:table-cell office:value-type="float" office:value="1819752139.73636" calcext:value-type="float">
            <text:p>1819752139.7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office:value-type="string" calcext:value-type="string">
            <text:p>NC</text:p>
          </table:table-cell>
          <table:table-cell office:value-type="float" office:value="0.669729281610211" calcext:value-type="float">
            <text:p>0.669729281610211</text:p>
          </table:table-cell>
          <table:table-cell office:value-type="float" office:value="0.663818948028627" calcext:value-type="float">
            <text:p>0.663818948028627</text:p>
          </table:table-cell>
          <table:table-cell office:value-type="float" office:value="0.708841958559705" calcext:value-type="float">
            <text:p>0.708841958559705</text:p>
          </table:table-cell>
          <table:table-cell office:value-type="float" office:value="0.750537552234999" calcext:value-type="float">
            <text:p>0.750537552234999</text:p>
          </table:table-cell>
          <table:table-cell office:value-type="float" office:value="0.753863129714261" calcext:value-type="float">
            <text:p>0.753863129714261</text:p>
          </table:table-cell>
          <table:table-cell office:value-type="float" office:value="0.70978780151597" calcext:value-type="float">
            <text:p>0.70978780151597</text:p>
          </table:table-cell>
          <table:table-cell office:value-type="float" office:value="0.748507774589168" calcext:value-type="float">
            <text:p>0.748507774589168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office:value-type="string" calcext:value-type="string">
            <text:p>NC</text:p>
          </table:table-cell>
          <table:table-cell office:value-type="float" office:value="0.680845021824358" calcext:value-type="float">
            <text:p>0.680845021824358</text:p>
          </table:table-cell>
          <table:table-cell office:value-type="float" office:value="0.679918683953508" calcext:value-type="float">
            <text:p>0.679918683953508</text:p>
          </table:table-cell>
          <table:table-cell office:value-type="float" office:value="0.71821422352173" calcext:value-type="float">
            <text:p>0.71821422352173</text:p>
          </table:table-cell>
          <table:table-cell office:value-type="float" office:value="0.757506203373097" calcext:value-type="float">
            <text:p>0.757506203373097</text:p>
          </table:table-cell>
          <table:table-cell office:value-type="float" office:value="0.761358901103551" calcext:value-type="float">
            <text:p>0.761358901103551</text:p>
          </table:table-cell>
          <table:table-cell office:value-type="float" office:value="0.718741731447015" calcext:value-type="float">
            <text:p>0.718741731447015</text:p>
          </table:table-cell>
          <table:table-cell office:value-type="float" office:value="0.755885063777138" calcext:value-type="float">
            <text:p>0.755885063777138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NR_TASKLETS 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9"/>
          <table:table-cell office:value-type="string" calcext:value-type="string">
            <text:p>HLIMIT</text:p>
          </table:table-cell>
          <table:table-cell office:value-type="float" office:value="93000" calcext:value-type="float">
            <text:p>9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office:value-type="float" office:value="25179.7363636364" calcext:value-type="float">
            <text:p>25179.7363636364</text:p>
          </table:table-cell>
          <table:table-cell office:value-type="float" office:value="376172221.190909" calcext:value-type="float">
            <text:p>376172221.190909</text:p>
          </table:table-cell>
          <table:table-cell office:value-type="float" office:value="186736100.463636" calcext:value-type="float">
            <text:p>186736100.463636</text:p>
          </table:table-cell>
          <table:table-cell office:value-type="float" office:value="1280904612.46364" calcext:value-type="float">
            <text:p>1280904612.46364</text:p>
          </table:table-cell>
          <table:table-cell office:value-type="float" office:value="308677923.009091" calcext:value-type="float">
            <text:p>308677923.009091</text:p>
          </table:table-cell>
          <table:table-cell office:value-type="float" office:value="47642458.2818182" calcext:value-type="float">
            <text:p>47642458.2818182</text:p>
          </table:table-cell>
          <table:table-cell office:value-type="float" office:value="33044829.1909091" calcext:value-type="float">
            <text:p>33044829.1909091</text:p>
          </table:table-cell>
          <table:table-cell office:value-type="float" office:value="599366987.736364" calcext:value-type="float">
            <text:p>599366987.736364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office:value-type="float" office:value="24712.8272727273" calcext:value-type="float">
            <text:p>24712.8272727273</text:p>
          </table:table-cell>
          <table:table-cell office:value-type="float" office:value="443775066.281818" calcext:value-type="float">
            <text:p>443775066.281818</text:p>
          </table:table-cell>
          <table:table-cell office:value-type="float" office:value="266379975.372727" calcext:value-type="float">
            <text:p>266379975.372727</text:p>
          </table:table-cell>
          <table:table-cell office:value-type="float" office:value="1653801179.73636" calcext:value-type="float">
            <text:p>1653801179.73636</text:p>
          </table:table-cell>
          <table:table-cell office:value-type="float" office:value="405395453.190909" calcext:value-type="float">
            <text:p>405395453.190909</text:p>
          </table:table-cell>
          <table:table-cell office:value-type="float" office:value="62952974.6454546" calcext:value-type="float">
            <text:p>62952974.6454546</text:p>
          </table:table-cell>
          <table:table-cell office:value-type="float" office:value="43488253.1909091" calcext:value-type="float">
            <text:p>43488253.1909091</text:p>
          </table:table-cell>
          <table:table-cell office:value-type="float" office:value="790510084.463636" calcext:value-type="float">
            <text:p>790510084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office:value-type="string" calcext:value-type="string">
            <text:p>NC</text:p>
          </table:table-cell>
          <table:table-cell office:value-type="float" office:value="0.652401210789753" calcext:value-type="float">
            <text:p>0.652401210789753</text:p>
          </table:table-cell>
          <table:table-cell office:value-type="float" office:value="0.64987254800979" calcext:value-type="float">
            <text:p>0.64987254800979</text:p>
          </table:table-cell>
          <table:table-cell office:value-type="float" office:value="0.697408213476262" calcext:value-type="float">
            <text:p>0.697408213476262</text:p>
          </table:table-cell>
          <table:table-cell office:value-type="float" office:value="0.744472853340896" calcext:value-type="float">
            <text:p>0.744472853340896</text:p>
          </table:table-cell>
          <table:table-cell office:value-type="float" office:value="0.74809996455529" calcext:value-type="float">
            <text:p>0.74809996455529</text:p>
          </table:table-cell>
          <table:table-cell office:value-type="float" office:value="0.70035530571156" calcext:value-type="float">
            <text:p>0.70035530571156</text:p>
          </table:table-cell>
          <table:table-cell office:value-type="float" office:value="0.742249921926321" calcext:value-type="float">
            <text:p>0.74224992192632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office:value-type="string" calcext:value-type="string">
            <text:p>NC</text:p>
          </table:table-cell>
          <table:table-cell office:value-type="float" office:value="0.662374571927144" calcext:value-type="float">
            <text:p>0.662374571927144</text:p>
          </table:table-cell>
          <table:table-cell office:value-type="float" office:value="0.660186079083698" calcext:value-type="float">
            <text:p>0.660186079083698</text:p>
          </table:table-cell>
          <table:table-cell office:value-type="float" office:value="0.702247870871461" calcext:value-type="float">
            <text:p>0.702247870871461</text:p>
          </table:table-cell>
          <table:table-cell office:value-type="float" office:value="0.747004006200572" calcext:value-type="float">
            <text:p>0.747004006200572</text:p>
          </table:table-cell>
          <table:table-cell office:value-type="float" office:value="0.750451264148877" calcext:value-type="float">
            <text:p>0.750451264148877</text:p>
          </table:table-cell>
          <table:table-cell office:value-type="float" office:value="0.704502698639329" calcext:value-type="float">
            <text:p>0.704502698639329</text:p>
          </table:table-cell>
          <table:table-cell office:value-type="float" office:value="0.744889199681027" calcext:value-type="float">
            <text:p>0.74488919968102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table table:name="twist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0" calcext:value-type="float">
            <text:p>4500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821.457312" calcext:value-type="float">
            <text:p>821.457312</text:p>
          </table:table-cell>
          <table:table-cell office:value-type="float" office:value="456.599424" calcext:value-type="float">
            <text:p>456.599424</text:p>
          </table:table-cell>
          <table:table-cell office:value-type="float" office:value="364.857888" calcext:value-type="float">
            <text:p>364.857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518.008728" calcext:value-type="float">
            <text:p>518.008728</text:p>
          </table:table-cell>
          <table:table-cell office:value-type="float" office:value="213.990744" calcext:value-type="float">
            <text:p>213.990744</text:p>
          </table:table-cell>
          <table:table-cell office:value-type="float" office:value="304.017984" calcext:value-type="float">
            <text:p>304.01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3.6772659019863" calcext:value-type="float">
            <text:p>43.6772659019863</text:p>
          </table:table-cell>
          <table:table-cell office:value-type="float" office:value="24.2776029398126" calcext:value-type="float">
            <text:p>24.2776029398126</text:p>
          </table:table-cell>
          <table:table-cell office:value-type="float" office:value="19.3996629621736" calcext:value-type="float">
            <text:p>19.39966296217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7.542764087546" calcext:value-type="float">
            <text:p>27.542764087546</text:p>
          </table:table-cell>
          <table:table-cell office:value-type="float" office:value="11.3779870112738" calcext:value-type="float">
            <text:p>11.3779870112738</text:p>
          </table:table-cell>
          <table:table-cell office:value-type="float" office:value="16.1647770762722" calcext:value-type="float">
            <text:p>16.16477707627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9.8490297610115" calcext:value-type="float">
            <text:p>19.8490297610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_TASKLETS 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LIMIT</text:p>
          </table:table-cell>
          <table:table-cell office:value-type="float" office:value="45000" calcext:value-type="float">
            <text:p>45000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47524115709805" calcext:value-type="float">
            <text:p>0.947524115709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38263346934805" calcext:value-type="float">
            <text:p>1.38E-05</text:p>
          </table:table-cell>
          <table:table-cell office:value-type="float" office:value="0.229514888485516" calcext:value-type="float">
            <text:p>0.229514888485516</text:p>
          </table:table-cell>
          <table:table-cell office:value-type="float" office:value="0.206478510253633" calcext:value-type="float">
            <text:p>0.206478510253633</text:p>
          </table:table-cell>
          <table:table-cell office:value-type="float" office:value="0.999720915268883" calcext:value-type="float">
            <text:p>0.999720915268883</text:p>
          </table:table-cell>
          <table:table-cell office:value-type="float" office:value="0.241958550926487" calcext:value-type="float">
            <text:p>0.241958550926487</text:p>
          </table:table-cell>
          <table:table-cell office:value-type="float" office:value="0.0374639763475437" calcext:value-type="float">
            <text:p>0.037463976347544</text:p>
          </table:table-cell>
          <table:table-cell office:value-type="float" office:value="0.0299847731624329" calcext:value-type="float">
            <text:p>0.029984773162433</text:p>
          </table:table-cell>
          <table:table-cell office:value-type="float" office:value="0.478054567986827" calcext:value-type="float">
            <text:p>0.478054567986827</text:p>
          </table:table-cell>
          <table:table-cell/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7993159608.1" calcext:value-type="float">
            <text:p>7993159608.1</text:p>
          </table:table-cell>
          <table:table-cell office:value-type="float" office:value="110516.1" calcext:value-type="float">
            <text:p>110516.1</text:p>
          </table:table-cell>
          <table:table-cell office:value-type="float" office:value="1834549136.1" calcext:value-type="float">
            <text:p>1834549136.1</text:p>
          </table:table-cell>
          <table:table-cell office:value-type="float" office:value="1650415688.1" calcext:value-type="float">
            <text:p>1650415688.1</text:p>
          </table:table-cell>
          <table:table-cell office:value-type="float" office:value="7990928839.3" calcext:value-type="float">
            <text:p>7990928839.3</text:p>
          </table:table-cell>
          <table:table-cell office:value-type="float" office:value="1934013316.1" calcext:value-type="float">
            <text:p>1934013316.1</text:p>
          </table:table-cell>
          <table:table-cell office:value-type="float" office:value="299455542.5" calcext:value-type="float">
            <text:p>299455542.5</text:p>
          </table:table-cell>
          <table:table-cell office:value-type="float" office:value="239673077.7" calcext:value-type="float">
            <text:p>239673077.7</text:p>
          </table:table-cell>
          <table:table-cell office:value-type="float" office:value="3821166463.3" calcext:value-type="float">
            <text:p>3821166463.3</text:p>
          </table:table-cell>
          <table:table-cell/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7121531610.5" calcext:value-type="float">
            <text:p>7121531610.5</text:p>
          </table:table-cell>
          <table:table-cell office:value-type="float" office:value="27183.3" calcext:value-type="float">
            <text:p>27183.3</text:p>
          </table:table-cell>
          <table:table-cell office:value-type="float" office:value="1587100434.5" calcext:value-type="float">
            <text:p>1587100434.5</text:p>
          </table:table-cell>
          <table:table-cell office:value-type="float" office:value="1422922954.5" calcext:value-type="float">
            <text:p>1422922954.5</text:p>
          </table:table-cell>
          <table:table-cell office:value-type="float" office:value="7120985671.3" calcext:value-type="float">
            <text:p>7120985671.3</text:p>
          </table:table-cell>
          <table:table-cell office:value-type="float" office:value="1769039013.7" calcext:value-type="float">
            <text:p>1769039013.7</text:p>
          </table:table-cell>
          <table:table-cell office:value-type="float" office:value="274663970.5" calcext:value-type="float">
            <text:p>274663970.5</text:p>
          </table:table-cell>
          <table:table-cell office:value-type="float" office:value="213482657.7" calcext:value-type="float">
            <text:p>213482657.7</text:p>
          </table:table-cell>
          <table:table-cell office:value-type="float" office:value="3490978124.9" calcext:value-type="float">
            <text:p>3490978124.9</text:p>
          </table:table-cell>
          <table:table-cell/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872779318933894" calcext:value-type="float">
            <text:p>0.872779318933894</text:p>
          </table:table-cell>
          <table:table-cell office:value-type="string" calcext:value-type="string">
            <text:p>NC</text:p>
          </table:table-cell>
          <table:table-cell office:value-type="float" office:value="0.865959725554756" calcext:value-type="float">
            <text:p>0.865959725554756</text:p>
          </table:table-cell>
          <table:table-cell office:value-type="float" office:value="0.863835395102499" calcext:value-type="float">
            <text:p>0.863835395102499</text:p>
          </table:table-cell>
          <table:table-cell office:value-type="float" office:value="0.892584445768624" calcext:value-type="float">
            <text:p>0.892584445768624</text:p>
          </table:table-cell>
          <table:table-cell office:value-type="float" office:value="0.917111022971853" calcext:value-type="float">
            <text:p>0.917111022971853</text:p>
          </table:table-cell>
          <table:table-cell office:value-type="float" office:value="0.91942635977786" calcext:value-type="float">
            <text:p>0.91942635977786</text:p>
          </table:table-cell>
          <table:table-cell office:value-type="float" office:value="0.892255503080705" calcext:value-type="float">
            <text:p>0.892255503080705</text:p>
          </table:table-cell>
          <table:table-cell office:value-type="float" office:value="0.915827319661182" calcext:value-type="float">
            <text:p>0.915827319661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233" calcext:value-type="float">
            <text:p>2.233</text:p>
          </table:table-cell>
          <table:table-cell office:value-type="float" office:value="5.194" calcext:value-type="float">
            <text:p>5.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4.467" calcext:value-type="float">
            <text:p>4.467</text:p>
          </table:table-cell>
          <table:table-cell office:value-type="float" office:value="5.194" calcext:value-type="float">
            <text:p>5.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89.332" calcext:value-type="float">
            <text:p>89.332</text:p>
          </table:table-cell>
          <table:table-cell office:value-type="float" office:value="103.875" calcext:value-type="float">
            <text:p>103.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25.694" calcext:value-type="float">
            <text:p>25.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65776.515" calcext:value-type="float">
            <text:p>65776.515</text:p>
          </table:table-cell>
          <table:table-cell table:number-columns-repeated="9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6"/>
          <table:table-cell table:style-name="ce36"/>
          <table:table-cell table:style-name="ce35"/>
        </table:table-row>
        <table:table-row table:style-name="ro1">
          <table:table-cell table:style-name="ce35"/>
          <table:table-cell/>
          <table:table-cell table:style-name="ce1"/>
          <table:table-cell table:style-name="ce35" table:number-columns-repeated="6"/>
          <table:table-cell table:style-name="ce36"/>
          <table:table-cell table:style-name="ce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5:02:33.113409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23T15:04:06.828392643</dc:date>
    <meta:editing-duration>PT5H23M56S</meta:editing-duration>
    <meta:editing-cycles>26</meta:editing-cycles>
    <meta:generator>LibreOffice/6.4.7.2$Linux_X86_64 LibreOffice_project/40$Build-2</meta:generator>
    <meta:document-statistic meta:table-count="2" meta:cell-count="735" meta:object-count="0"/>
  </office:meta>
</office:document-meta>
</file>